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setSalary( BigDecimal sala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Persons( List &lt; Person &gt; pers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Pers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Sala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partmen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Childr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Childrens( List &lt; Person &gt; childre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Age( int 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artment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Values( List &lt; String &gt;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